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 table:number-rows-repeated="1048469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00/00/00</text:date>, <text:time style:data-style-name="N2" text:time-value="17:32:08.33129862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2T17:33:34.515284192</dc:date>
    <meta:editing-duration>PT16H55M53S</meta:editing-duration>
    <meta:editing-cycles>231</meta:editing-cycles>
    <meta:document-statistic meta:table-count="1" meta:cell-count="424" meta:object-count="0"/>
  </office:meta>
</office:document-meta>
</file>